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Hear ye! Hear ye!<text:s/></text:p>
      <text:p text:style-name="Normal">To all Riverside JS’ers<text:s/>and JavaScript<text:s/>enthusiast:</text:p>
      <text:p text:style-name="Normal">Long Dao, a member of the Riverside JS Workshop, has been asked to do a demonstration<text:s/>at the Inland Empire ASP.Net User Group<text:s/>, creating an app using Knockout.js. <text:s/>As fate would have it, he is going to use our challenge from<text:s/>April’s workshop as a study problem. (For those who missed it, we’re using the member profile and rsvp information available through the Meetup.com api to create randomly selected development teams,<text:s/>distributing more- and less-skilled coders across a variablized number of teams. ) <text:s text:c="2"/></text:p>
      <text:p text:style-name="Normal">It should be a fun and<text:s/>interesting event. <text:s/>Best of all you are cordially invited to attend.<text:s/></text:p>
      <text:p text:style-name="Normal">Here are the details:</text:p>
      <text:p text:style-name="Normal">WHAT:<text:s/>Long Dao - Knockout! The easy way to build a data-driven page</text:p>
      <text:p text:style-name="Normal">WHEN: Tuesday, April 28, 2015, 6:30 PM to 9:30 PM</text:p>
      <text:p text:style-name="Normal">WHERE: The Riverside I/O at<text:s/>3976 Market Street‎, Riverside, CA</text:p>
      <text:p text:style-name="Normal">HOW: RSVP through Meetup.com if you have the time and would like to go. <text:s/>Here is the URL</text:p>
      <text:p text:style-name="Normal"><text:a xlink:href="http://www.meetup.com/IE-Net-Inland-Empires-ASP-Net-Usergroup/events/219046176/" office:target-frame-name="_top" xlink:show="replace"><text:span text:style-name="Hyperlink">http://www.meetup.com/IE-Net-Inland-Empires-ASP-Net-Usergroup/events/219046176/</text:span></text:a></text:p>
      <text:p text:style-name="Normal">………………………………………….</text:p>
      <text:p text:style-name="Normal">Here is how Long describes it:</text:p>
      <text:p text:style-name="Normal">Knockout.js provides a simple and convenient way to manage data-driven interfaces. Instead of manually tracking, each element of the HTML page relies on the affected data and will automatically update the DOM when any changes to the data model occurs. The gains from not having to manage state on the DOM or apply your own custom bindings are incredible.<text:s/></text:p>
      <text:p text:style-name="Normal">For this talk, I will go over building an app that gets all the member data of the RiversideJS meetup group, and pair a strong member with a weaker member (this meetup requires you to rank yourself from 1 to 5). I will also add the ability to add new members in case of walk-i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ean Olson</meta:initial-creator>
    <dc:creator>Sean Olson</dc:creator>
    <meta:creation-date>2015-04-18T02:15:00Z</meta:creation-date>
    <dc:date>2015-04-18T02:52:00Z</dc:date>
    <meta:template xlink:href="Normal.dotm" xlink:type="simple"/>
    <meta:editing-cycles>3</meta:editing-cycles>
    <meta:editing-duration>PT2220S</meta:editing-duration>
    <meta:document-statistic meta:page-count="1" meta:paragraph-count="3" meta:word-count="272" meta:character-count="1823" meta:row-count="12" meta:non-whitespace-character-count="1554"/>
  </office:meta>
</office:document-meta>
</file>